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msoxl="http://schemas.microsoft.com/office/excel/formula" xmlns:formx="urn:openoffice:names:experimental:ooxml-odf-interop:xmlns:form:1.0" xmlns:css3t="http://www.w3.org/TR/css3-text/" grddl:transformation="http://docs.oasis-open.org/office/1.2/xslt/odf2rdf.xsl" office:version="1.2">
  <office:font-face-decls>
    <style:font-face style:name="Arial" svg:font-family="&quot;Arial&quot;"/>
  </office:font-face-decls>
  <office:automatic-styles>
    <style:style style:name="co1" style:family="table-column">
      <style:table-column-properties/>
    </style:style>
    <style:style style:name="co2" style:family="table-column">
      <style:table-column-properties style:column-width="2.217cm"/>
    </style:style>
    <style:style style:name="ro1" style:family="table-row">
      <style:table-row-properties style:row-height="-1.5pt"/>
    </style:style>
    <style:style style:name="ro2" style:family="table-row">
      <style:table-row-properties style:row-height="12.75pt"/>
    </style:style>
    <style:style style:name="ce1" style:family="table-cell">
      <style:table-cell-properties style:vertical-align="top" fo:wrap-option="no-wrap" fo:border="none #000000" style:diagonal-tl-br="none #000000" style:diagonal-bl-tr="none #000000"/>
      <style:paragraph-properties fo:text-align="start"/>
      <style:text-properties style:font-name="Arial" fo:color="#000000" fo:font-size="10pt" fo:font-style="normal" fo:font-weight="normal" style:text-underline-style="none" style:text-line-through-style="none"/>
    </style:style>
    <style:style style:name="ce2" style:family="table-cell">
      <style:table-cell-properties style:vertical-align="top" fo:wrap-option="no-wrap" fo:border="none #000000" style:diagonal-tl-br="none #000000" style:diagonal-bl-tr="none #000000"/>
      <style:paragraph-properties fo:text-align="start"/>
      <style:text-properties style:font-name="Arial" fo:color="#000000" fo:font-size="10pt" fo:font-style="normal" fo:font-weight="bold" style:text-underline-style="none" style:text-line-through-style="non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Worksheet 1" table:style-name="ta1"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style-name="co2" table:default-cell-style-name="ce1" table:number-columns-repeated="1021"/>
        <table:table-row table:style-name="ro2">
          <table:table-cell table:style-name="ce2" office:value-type="string">
            <text:p><text:span>Context</text:span></text:p>
          </table:table-cell>
          <table:table-cell table:style-name="ce2" office:value-type="string">
            <text:p><text:span>English</text:span></text:p>
          </table:table-cell>
          <table:table-cell table:style-name="ce2" office:value-type="string">
            <text:p><text:span>Finnish</text:span>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<text:span>Delphi\Win32\Debug\Project1.exe.RCData.TFORM1.Caption</text:span></text:p>
          </table:table-cell>
          <table:table-cell table:style-name="ce1" office:value-type="string">
            <text:p><text:span>Sample</text:span></text:p>
          </table:table-cell>
          <table:table-cell table:style-name="ce1" office:value-type="string">
            <text:p><text:span>Esimerki</text:span>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<text:span>Delphi\Win32\Debug\Project1.exe.RCData.TFORM1.Label1.Caption</text:span></text:p>
          </table:table-cell>
          <table:table-cell table:style-name="ce1" office:value-type="string">
            <text:p><text:span>This sentence has a period.</text:span></text:p>
          </table:table-cell>
          <table:table-cell table:style-name="ce1" office:value-type="string">
            <text:p><text:span>Tässä lauseessa on piste</text:span>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<text:span>Delphi\Win32\Debug\Project1.exe.RCData.TFORM1.Label2.Caption</text:span></text:p>
          </table:table-cell>
          <table:table-cell table:style-name="ce1" office:value-type="string">
            <text:p><text:span><text:s/>This sentence has leading and trailing white spaces </text:span></text:p>
          </table:table-cell>
          <table:table-cell table:style-name="ce1" office:value-type="string">
            <text:p><text:span>Tässä lausuessa <text:s/>on välilyöntejä alussa ja lopussa</text:span>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<text:span>Delphi\Win32\Debug\Project1.exe.RCData.TFORM1.Label3.Caption</text:span></text:p>
          </table:table-cell>
          <table:table-cell table:style-name="ce1" office:value-type="string">
            <text:p><text:span>This sentense has a colon:</text:span>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<text:span>Delphi\Win32\Debug\Project1.exe.RCData.TFORM1.HotkeyLabel.Caption</text:span></text:p>
          </table:table-cell>
          <table:table-cell table:style-name="ce1" office:value-type="string">
            <text:p><text:span>This sentence has a &amp;hotkey</text:span>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<text:span>Delphi\Win32\Debug\Project1.exe.RCData.TFORM1.PatternLabel.Caption</text:span></text:p>
          </table:table-cell>
          <table:table-cell table:style-name="ce1" office:value-type="string">
            <text:p><text:span>dummy</text:span>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<text:span>Delphi\Win32\Debug\Project1.exe.String.Unit1.SPattern</text:span></text:p>
          </table:table-cell>
          <table:table-cell table:style-name="ce1" office:value-type="string">
            <text:p><text:span>This sentence has a dynamic part: {0}</text:span></text:p>
          </table:table-cell>
          <table:table-cell table:style-name="ce1"/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&quot;Arial&quot;"/>
  </office:font-face-decls>
  <office:styles>
    <draw:stroke-dash draw:name="Fine_20_Dashed_20__28_var_29_" draw:display-name="Fine Dashed (var)" draw:style="rect" draw:dots1="1" draw:dots1-length="400%" draw:distance="400%"/>
    <draw:stroke-dash draw:name="Ultrafine_20_Dotted_20__28_var_29_" draw:display-name="Ultrafine Dotted (var)" draw:style="rect" draw:dots1="1" draw:distance="130%"/>
  </office:styles>
  <office:automatic-styles>
    <style:page-layout style:name="pm1">
      <style:page-layout-properties fo:margin-left="2cm" fo:margin-top="2cm" fo:margin-right="2cm" fo:margin-bottom="2cm" style:print-orientation="portrait" style:print-page-order="ttb" fo:page-width="21cm" fo:page-height="29.7cm" style:print="charts drawings objects zero-values"/>
      <style:header-style>
        <style:header-footer-properties fo:min-height="1cm" fo:margin-left="0cm" fo:margin-right="0cm" fo:margin-top="0cm" fo:margin-bottom="0cm"/>
      </style:header-style>
      <style:footer-style>
        <style:header-footer-properties fo:min-height="1cm" fo:margin-left="0cm" fo:margin-right="0cm" fo:margin-top="0cm" fo:margin-bottom="0cm"/>
      </style:footer-style>
    </style:page-layout>
  </office:automatic-styles>
  <office:master-styles>
    <style:master-page style:name="mp1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Microsoft Excel</meta:generator>
    <dc:creator/>
  </office:meta>
</office:document-meta>
</file>